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2.619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566cm"/>
    </style:style>
    <style:style style:name="co6" style:family="table-column">
      <style:table-column-properties fo:break-before="auto" style:column-width="3.413cm"/>
    </style:style>
    <style:style style:name="co7" style:family="table-column">
      <style:table-column-properties fo:break-before="auto" style:column-width="3.651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3.704cm"/>
    </style:style>
    <style:style style:name="co10" style:family="table-column">
      <style:table-column-properties fo:break-before="auto" style:column-width="2.778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9.761cm"/>
    </style:style>
    <style:style style:name="co13" style:family="table-column">
      <style:table-column-properties fo:break-before="auto" style:column-width="2.087cm"/>
    </style:style>
    <style:style style:name="co14" style:family="table-column">
      <style:table-column-properties fo:break-before="auto" style:column-width="1.565cm"/>
    </style:style>
    <style:style style:name="co15" style:family="table-column">
      <style:table-column-properties fo:break-before="auto" style:column-width="7.329cm"/>
    </style:style>
    <style:style style:name="co16" style:family="table-column">
      <style:table-column-properties fo:break-before="auto" style:column-width="7.805cm"/>
    </style:style>
    <style:style style:name="co17" style:family="table-column">
      <style:table-column-properties fo:break-before="auto" style:column-width="5.318cm"/>
    </style:style>
    <style:style style:name="co18" style:family="table-column">
      <style:table-column-properties fo:break-before="auto" style:column-width="6.879cm"/>
    </style:style>
    <style:style style:name="co19" style:family="table-column">
      <style:table-column-properties fo:break-before="auto" style:column-width="6.694cm"/>
    </style:style>
    <style:style style:name="co20" style:family="table-column">
      <style:table-column-properties fo:break-before="auto" style:column-width="3.307cm"/>
    </style:style>
    <style:style style:name="co21" style:family="table-column">
      <style:table-column-properties fo:break-before="auto" style:column-width="2.249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8.475cm"/>
    </style:style>
    <style:style style:name="co24" style:family="table-column">
      <style:table-column-properties fo:break-before="auto" style:column-width="3.574cm"/>
    </style:style>
    <style:style style:name="co25" style:family="table-column">
      <style:table-column-properties fo:break-before="auto" style:column-width="4.096cm"/>
    </style:style>
    <style:style style:name="co26" style:family="table-column">
      <style:table-column-properties fo:break-before="auto" style:column-width="7.31cm"/>
    </style:style>
    <style:style style:name="co27" style:family="table-column">
      <style:table-column-properties fo:break-before="auto" style:column-width="1.725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poo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number-columns-repeated="1007" table:default-cell-style-name="ce1"/>
        <table:table-row table:style-name="ro1">
          <table:table-cell office:value-type="string">
            <text:p>CONTINENT</text:p>
          </table:table-cell>
          <table:table-cell office:value-type="string">
            <text:p>POOL</text:p>
          </table:table-cell>
          <table:table-cell office:value-type="string">
            <text:p>COUNTRY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ntp.derekgordon.com</text:p>
          </table:table-cell>
          <table:table-cell office:value-type="string">
            <text:p>Derek Gordon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pool.ntp.org</text:p>
          </table:table-cell>
          <table:table-cell office:value-type="string">
            <text:p>General</text:p>
          </table:table-cell>
          <table:table-cell table:number-columns-repeated="1021"/>
        </table:table-row>
        <table:table-row table:style-name="ro2">
          <table:table-cell office:value-type="string">
            <text:p>Africa</text:p>
          </table:table-cell>
          <table:table-cell office:value-type="string">
            <text:p>ao.pool.ntp.org</text:p>
          </table:table-cell>
          <table:table-cell office:value-type="string">
            <text:p>Angola</text:p>
          </table:table-cell>
          <table:table-cell table:number-columns-repeated="1021"/>
        </table:table-row>
        <table:table-row table:style-name="ro2">
          <table:table-cell office:value-type="string">
            <text:p>Africa</text:p>
          </table:table-cell>
          <table:table-cell office:value-type="string">
            <text:p>mg.pool.ntp.org</text:p>
          </table:table-cell>
          <table:table-cell office:value-type="string">
            <text:p>Madagascar</text:p>
          </table:table-cell>
          <table:table-cell table:number-columns-repeated="1021"/>
        </table:table-row>
        <table:table-row table:style-name="ro2">
          <table:table-cell office:value-type="string">
            <text:p>Africa</text:p>
          </table:table-cell>
          <table:table-cell office:value-type="string">
            <text:p>za.pool.ntp.org</text:p>
          </table:table-cell>
          <table:table-cell office:value-type="string">
            <text:p>South Africa</text:p>
          </table:table-cell>
          <table:table-cell table:number-columns-repeated="1021"/>
        </table:table-row>
        <table:table-row table:style-name="ro2">
          <table:table-cell office:value-type="string">
            <text:p>Africa</text:p>
          </table:table-cell>
          <table:table-cell office:value-type="string">
            <text:p>tz.pool.ntp.org</text:p>
          </table:table-cell>
          <table:table-cell office:value-type="string">
            <text:p>Tanzania</text:p>
          </table:table-cell>
          <table:table-cell table:number-columns-repeated="1021"/>
        </table:table-row>
        <table:table-row table:style-name="ro2">
          <table:table-cell office:value-type="string">
            <text:p>Africa</text:p>
          </table:table-cell>
          <table:table-cell office:value-type="string">
            <text:p>ug.pool.ntp.org</text:p>
          </table:table-cell>
          <table:table-cell office:value-type="string">
            <text:p>Uganda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bd.pool.ntp.org</text:p>
          </table:table-cell>
          <table:table-cell office:value-type="string">
            <text:p>Bangladesh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kh.pool.ntp.org</text:p>
          </table:table-cell>
          <table:table-cell office:value-type="string">
            <text:p>Cambodia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cn.pool.ntp.org</text:p>
          </table:table-cell>
          <table:table-cell office:value-type="string">
            <text:p>China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hk.pool.ntp.org</text:p>
          </table:table-cell>
          <table:table-cell office:value-type="string">
            <text:p>Hong Kong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in.pool.ntp.org</text:p>
          </table:table-cell>
          <table:table-cell office:value-type="string">
            <text:p>India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id.pool.ntp.org</text:p>
          </table:table-cell>
          <table:table-cell office:value-type="string">
            <text:p>Indonesia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ir.pool.ntp.org</text:p>
          </table:table-cell>
          <table:table-cell office:value-type="string">
            <text:p>Iran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iq.pool.ntp.org</text:p>
          </table:table-cell>
          <table:table-cell office:value-type="string">
            <text:p>Iraq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il.pool.ntp.org</text:p>
          </table:table-cell>
          <table:table-cell office:value-type="string">
            <text:p>Israel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jp.pool.ntp.org</text:p>
          </table:table-cell>
          <table:table-cell office:value-type="string">
            <text:p>Japan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kz.pool.ntp.org</text:p>
          </table:table-cell>
          <table:table-cell office:value-type="string">
            <text:p>Kazakhstan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kr.pool.ntp.org</text:p>
          </table:table-cell>
          <table:table-cell office:value-type="string">
            <text:p>Korea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kg.pool.ntp.org</text:p>
          </table:table-cell>
          <table:table-cell office:value-type="string">
            <text:p>Kyrgyzstan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my.pool.ntp.org</text:p>
          </table:table-cell>
          <table:table-cell office:value-type="string">
            <text:p>Malaysia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om.pool.ntp.org</text:p>
          </table:table-cell>
          <table:table-cell office:value-type="string">
            <text:p>Oman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pk.pool.ntp.org</text:p>
          </table:table-cell>
          <table:table-cell office:value-type="string">
            <text:p>Pakistan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ph.pool.ntp.org</text:p>
          </table:table-cell>
          <table:table-cell office:value-type="string">
            <text:p>Philippines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qa.pool.ntp.org</text:p>
          </table:table-cell>
          <table:table-cell office:value-type="string">
            <text:p>Qatar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sa.pool.ntp.org</text:p>
          </table:table-cell>
          <table:table-cell office:value-type="string">
            <text:p>Saudi Arabia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sg.pool.ntp.org</text:p>
          </table:table-cell>
          <table:table-cell office:value-type="string">
            <text:p>Singapore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lk.pool.ntp.org</text:p>
          </table:table-cell>
          <table:table-cell office:value-type="string">
            <text:p>Sri Lanka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tw.pool.ntp.org</text:p>
          </table:table-cell>
          <table:table-cell office:value-type="string">
            <text:p>Taiwan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th.pool.ntp.org</text:p>
          </table:table-cell>
          <table:table-cell office:value-type="string">
            <text:p>Thailand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tr.pool.ntp.org</text:p>
          </table:table-cell>
          <table:table-cell office:value-type="string">
            <text:p>Turkey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ae.pool.ntp.org</text:p>
          </table:table-cell>
          <table:table-cell office:value-type="string">
            <text:p>United Arab Emirates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uz.pool.ntp.org</text:p>
          </table:table-cell>
          <table:table-cell office:value-type="string">
            <text:p>Uzbekistan</text:p>
          </table:table-cell>
          <table:table-cell table:number-columns-repeated="1021"/>
        </table:table-row>
        <table:table-row table:style-name="ro1">
          <table:table-cell office:value-type="string">
            <text:p>Asia</text:p>
          </table:table-cell>
          <table:table-cell office:value-type="string">
            <text:p>vn.pool.ntp.org</text:p>
          </table:table-cell>
          <table:table-cell office:value-type="string">
            <text:p>Vietnam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am.pool.ntp.org</text:p>
          </table:table-cell>
          <table:table-cell office:value-type="string">
            <text:p>Armen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at.pool.ntp.org</text:p>
          </table:table-cell>
          <table:table-cell office:value-type="string">
            <text:p>Austr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by.pool.ntp.org</text:p>
          </table:table-cell>
          <table:table-cell office:value-type="string">
            <text:p>Belarus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be.pool.ntp.org</text:p>
          </table:table-cell>
          <table:table-cell office:value-type="string">
            <text:p>Belgium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ba.pool.ntp.org</text:p>
          </table:table-cell>
          <table:table-cell office:value-type="string">
            <text:p>Bosnia and Herzegovin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bg.pool.ntp.org</text:p>
          </table:table-cell>
          <table:table-cell office:value-type="string">
            <text:p>Bulgar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hr.pool.ntp.org</text:p>
          </table:table-cell>
          <table:table-cell office:value-type="string">
            <text:p>Croat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cz.pool.ntp.org</text:p>
          </table:table-cell>
          <table:table-cell office:value-type="string">
            <text:p>Czech Replublic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dk.pool.ntp.org</text:p>
          </table:table-cell>
          <table:table-cell office:value-type="string">
            <text:p>Denmark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ee.pool.ntp.org</text:p>
          </table:table-cell>
          <table:table-cell office:value-type="string">
            <text:p>Eston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ie.pool.ntp.org</text:p>
          </table:table-cell>
          <table:table-cell office:value-type="string">
            <text:p>Federation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fi.pool.ntp.org</text:p>
          </table:table-cell>
          <table:table-cell office:value-type="string">
            <text:p>Finland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fr.pool.ntp.org</text:p>
          </table:table-cell>
          <table:table-cell office:value-type="string">
            <text:p>France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de.pool.ntp.org</text:p>
          </table:table-cell>
          <table:table-cell office:value-type="string">
            <text:p>Germany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gr.pool.ntp.org</text:p>
          </table:table-cell>
          <table:table-cell office:value-type="string">
            <text:p>Greece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hu.pool.ntp.org</text:p>
          </table:table-cell>
          <table:table-cell office:value-type="string">
            <text:p>Hungary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it.pool.ntp.org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lv.pool.ntp.org</text:p>
          </table:table-cell>
          <table:table-cell office:value-type="string">
            <text:p>Latv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lt.pool.ntp.org</text:p>
          </table:table-cell>
          <table:table-cell office:value-type="string">
            <text:p>Lithuan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lu.pool.ntp.org</text:p>
          </table:table-cell>
          <table:table-cell office:value-type="string">
            <text:p>Luxembourg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mk.pool.ntp.org</text:p>
          </table:table-cell>
          <table:table-cell office:value-type="string">
            <text:p>Macedon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md.pool.ntp.org</text:p>
          </table:table-cell>
          <table:table-cell office:value-type="string">
            <text:p>Moldov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nl.pool.ntp.org</text:p>
          </table:table-cell>
          <table:table-cell office:value-type="string">
            <text:p>Netherlands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no.pool.ntp.org</text:p>
          </table:table-cell>
          <table:table-cell office:value-type="string">
            <text:p>Norway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pl.pool.ntp.org</text:p>
          </table:table-cell>
          <table:table-cell office:value-type="string">
            <text:p>Poland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pt.pool.ntp.org</text:p>
          </table:table-cell>
          <table:table-cell office:value-type="string">
            <text:p>Portugal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rs.pool.ntp.org</text:p>
          </table:table-cell>
          <table:table-cell office:value-type="string">
            <text:p>Republic of Serb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ro.pool.ntp.org</text:p>
          </table:table-cell>
          <table:table-cell office:value-type="string">
            <text:p>Roman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ru.pool.ntp.org</text:p>
          </table:table-cell>
          <table:table-cell office:value-type="string">
            <text:p>Russian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sk.pool.ntp.org</text:p>
          </table:table-cell>
          <table:table-cell office:value-type="string">
            <text:p>Slovak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si.pool.ntp.org</text:p>
          </table:table-cell>
          <table:table-cell office:value-type="string">
            <text:p>Slovenia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es.pool.ntp.org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se.pool.ntp.org</text:p>
          </table:table-cell>
          <table:table-cell office:value-type="string">
            <text:p>Sweden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ch.pool.ntp.org</text:p>
          </table:table-cell>
          <table:table-cell office:value-type="string">
            <text:p>Switzerland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ua.pool.ntp.org</text:p>
          </table:table-cell>
          <table:table-cell office:value-type="string">
            <text:p>Ukraine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uk.pool.ntp.org</text:p>
          </table:table-cell>
          <table:table-cell office:value-type="string">
            <text:p>United Kingdom</text:p>
          </table:table-cell>
          <table:table-cell table:number-columns-repeated="1021"/>
        </table:table-row>
        <table:table-row table:style-name="ro1">
          <table:table-cell office:value-type="string">
            <text:p>Europe</text:p>
          </table:table-cell>
          <table:table-cell office:value-type="string">
            <text:p>yu.pool.ntp.org</text:p>
          </table:table-cell>
          <table:table-cell office:value-type="string">
            <text:p>Yugoslavia</text:p>
          </table:table-cell>
          <table:table-cell table:number-columns-repeated="1021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bs.pool.ntp.org</text:p>
          </table:table-cell>
          <table:table-cell office:value-type="string">
            <text:p>Bahamas</text:p>
          </table:table-cell>
          <table:table-cell table:number-columns-repeated="1021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ca.pool.ntp.org</text:p>
          </table:table-cell>
          <table:table-cell office:value-type="string">
            <text:p>Canada</text:p>
          </table:table-cell>
          <table:table-cell table:number-columns-repeated="1021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cr.pool.ntp.org</text:p>
          </table:table-cell>
          <table:table-cell office:value-type="string">
            <text:p>Costa Rica</text:p>
          </table:table-cell>
          <table:table-cell table:number-columns-repeated="1021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sv.pool.ntp.org</text:p>
          </table:table-cell>
          <table:table-cell office:value-type="string">
            <text:p>El Salvador</text:p>
          </table:table-cell>
          <table:table-cell table:number-columns-repeated="1021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gt.pool.ntp.org</text:p>
          </table:table-cell>
          <table:table-cell office:value-type="string">
            <text:p>Guatemala</text:p>
          </table:table-cell>
          <table:table-cell table:number-columns-repeated="1021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mx.pool.ntp.org</text:p>
          </table:table-cell>
          <table:table-cell office:value-type="string">
            <text:p>Mexico</text:p>
          </table:table-cell>
          <table:table-cell table:number-columns-repeated="1021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pa.pool.ntp.org</text:p>
          </table:table-cell>
          <table:table-cell office:value-type="string">
            <text:p>Panama</text:p>
          </table:table-cell>
          <table:table-cell table:number-columns-repeated="1021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us.pool.ntp.org</text:p>
          </table:table-cell>
          <table:table-cell office:value-type="string">
            <text:p>United States</text:p>
          </table:table-cell>
          <table:table-cell table:number-columns-repeated="1021"/>
        </table:table-row>
        <table:table-row table:style-name="ro1">
          <table:table-cell office:value-type="string">
            <text:p>Oceania</text:p>
          </table:table-cell>
          <table:table-cell office:value-type="string">
            <text:p>au.pool.ntp.org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1">
          <table:table-cell office:value-type="string">
            <text:p>Oceania</text:p>
          </table:table-cell>
          <table:table-cell office:value-type="string">
            <text:p>nc.pool.ntp.org</text:p>
          </table:table-cell>
          <table:table-cell office:value-type="string">
            <text:p>New Caledonia</text:p>
          </table:table-cell>
          <table:table-cell table:number-columns-repeated="1021"/>
        </table:table-row>
        <table:table-row table:style-name="ro1">
          <table:table-cell office:value-type="string">
            <text:p>Oceania</text:p>
          </table:table-cell>
          <table:table-cell office:value-type="string">
            <text:p>nz.pool.ntp.org</text:p>
          </table:table-cell>
          <table:table-cell office:value-type="string">
            <text:p>New Zealand</text:p>
          </table:table-cell>
          <table:table-cell table:number-columns-repeated="1021"/>
        </table:table-row>
        <table:table-row table:style-name="ro1">
          <table:table-cell office:value-type="string">
            <text:p>South America</text:p>
          </table:table-cell>
          <table:table-cell office:value-type="string">
            <text:p>ar.pool.ntp.org</text:p>
          </table:table-cell>
          <table:table-cell office:value-type="string">
            <text:p>Argentina</text:p>
          </table:table-cell>
          <table:table-cell table:number-columns-repeated="1021"/>
        </table:table-row>
        <table:table-row table:style-name="ro1">
          <table:table-cell office:value-type="string">
            <text:p>South America</text:p>
          </table:table-cell>
          <table:table-cell office:value-type="string">
            <text:p>br.pool.ntp.org</text:p>
          </table:table-cell>
          <table:table-cell office:value-type="string">
            <text:p>Brazil</text:p>
          </table:table-cell>
          <table:table-cell table:number-columns-repeated="1021"/>
        </table:table-row>
        <table:table-row table:style-name="ro1">
          <table:table-cell office:value-type="string">
            <text:p>South America</text:p>
          </table:table-cell>
          <table:table-cell office:value-type="string">
            <text:p>cl.pool.ntp.org</text:p>
          </table:table-cell>
          <table:table-cell office:value-type="string">
            <text:p>Chile</text:p>
          </table:table-cell>
          <table:table-cell table:number-columns-repeated="1021"/>
        </table:table-row>
        <table:table-row table:style-name="ro1">
          <table:table-cell office:value-type="string">
            <text:p>South America</text:p>
          </table:table-cell>
          <table:table-cell office:value-type="string">
            <text:p>ve.pool.ntp.org</text:p>
          </table:table-cell>
          <table:table-cell office:value-type="string">
            <text:p>Venezuela</text:p>
          </table:table-cell>
          <table:table-cell table:number-columns-repeated="1021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1" table:number-columns-repeated="1010" table:default-cell-style-name="ce1"/>
        <table:table-column table:style-name="co11" table:number-columns-repeated="5" table:default-cell-style-name="Default"/>
        <table:table-row table:style-name="ro2">
          <table:table-cell office:value-type="string">
            <text:p>ITEMS</text:p>
          </table:table-cell>
          <table:table-cell office:value-type="string">
            <text:p>SECTION</text:p>
          </table:table-cell>
          <table:table-cell office:value-type="string">
            <text:p>TYPE</text:p>
          </table:table-cell>
          <table:table-cell office:value-type="string">
            <text:p>Generic</text:p>
          </table:table-cell>
          <table:table-cell office:value-type="string">
            <text:p>Generic Alt</text:p>
          </table:table-cell>
          <table:table-cell office:value-type="string">
            <text:p>ASUS Transformers</text:p>
          </table:table-cell>
          <table:table-cell office:value-type="string">
            <text:p>Acer Iconia</text:p>
          </table:table-cell>
          <table:table-cell office:value-type="string">
            <text:p>Samsung Galaxy S3 Full</text:p>
          </table:table-cell>
          <table:table-cell office:value-type="string">
            <text:p>Samsung Galaxy S3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DEFAULT_AGPS_ENABLE</text:p>
          </table:table-cell>
          <table:table-cell office:value-type="string">
            <text:p>daemon</text:p>
          </table:table-cell>
          <table:table-cell office:value-type="string">
            <text:p>bool</text:p>
          </table:table-cell>
          <table:table-cell table:number-columns-repeated="6" office:value-type="string">
            <text:p>TRUE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DEFAULT_USER_PLANE</text:p>
          </table:table-cell>
          <table:table-cell office:value-type="string">
            <text:p>daemon</text:p>
          </table:table-cell>
          <table:table-cell office:value-type="string">
            <text:p>bool</text:p>
          </table:table-cell>
          <table:table-cell table:number-columns-repeated="6" office:value-type="string">
            <text:p>TRUE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DEFAULT_SSL_ENABLE</text:p>
          </table:table-cell>
          <table:table-cell office:value-type="string">
            <text:p>daemon</text:p>
          </table:table-cell>
          <table:table-cell office:value-type="string">
            <text:p>bool</text:p>
          </table:table-cell>
          <table:table-cell table:number-columns-repeated="6" office:value-type="string">
            <text:p>FALSE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INTERMEDIATE_POS</text:p>
          </table:table-cell>
          <table:table-cell office:value-type="string">
            <text:p>thres</text:p>
          </table:table-cell>
          <table:table-cell office:value-type="string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ACCURACY_THRES</text:p>
          </table:table-cell>
          <table:table-cell office:value-type="string">
            <text:p>thres</text:p>
          </table:table-cell>
          <table:table-cell office:value-type="string">
            <text:p>integer</text:p>
          </table:table-cell>
          <table:table-cell table:number-columns-repeated="2" office:value-type="float" office:value="3000">
            <text:p>3000</text:p>
          </table:table-cell>
          <table:table-cell office:value-type="float" office:value="3500">
            <text:p>3500</text:p>
          </table:table-cell>
          <table:table-cell table:number-columns-repeated="3" office:value-type="float" office:value="3000">
            <text:p>3000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QOS_ACCURACY</text:p>
          </table:table-cell>
          <table:table-cell office:value-type="string">
            <text:p>qos</text:p>
          </table:table-cell>
          <table:table-cell office:value-type="string">
            <text:p>integer</text:p>
          </table:table-cell>
          <table:table-cell table:number-columns-repeated="4" office:value-type="float" office:value="50">
            <text:p>50</text:p>
          </table:table-cell>
          <table:table-cell table:number-columns-repeated="3"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QOS_TIME_OUT_AGPS</text:p>
          </table:table-cell>
          <table:table-cell office:value-type="string">
            <text:p>qos</text:p>
          </table:table-cell>
          <table:table-cell office:value-type="string">
            <text:p>integer</text:p>
          </table:table-cell>
          <table:table-cell table:number-columns-repeated="4" office:value-type="float" office:value="95">
            <text:p>95</text:p>
          </table:table-cell>
          <table:table-cell table:number-columns-repeated="3"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QOS_TIME_OUT_STANDALONE</text:p>
          </table:table-cell>
          <table:table-cell office:value-type="string">
            <text:p>qos</text:p>
          </table:table-cell>
          <table:table-cell office:value-type="string">
            <text:p>integer</text:p>
          </table:table-cell>
          <table:table-cell table:number-columns-repeated="4" office:value-type="float" office:value="80">
            <text:p>80</text:p>
          </table:table-cell>
          <table:table-cell table:number-columns-repeated="3"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QosHorizontalThreshold</text:p>
          </table:table-cell>
          <table:table-cell office:value-type="string">
            <text:p>qos</text:p>
          </table:table-cell>
          <table:table-cell office:value-type="string">
            <text:p>integer</text:p>
          </table:table-cell>
          <table:table-cell table:number-columns-repeated="4" office:value-type="float" office:value="1000">
            <text:p>1000</text:p>
          </table:table-cell>
          <table:table-cell table:number-columns-repeated="3"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QosVerticalThreshold</text:p>
          </table:table-cell>
          <table:table-cell office:value-type="string">
            <text:p>qos</text:p>
          </table:table-cell>
          <table:table-cell office:value-type="string">
            <text:p>integer</text:p>
          </table:table-cell>
          <table:table-cell table:number-columns-repeated="4" office:value-type="float" office:value="500">
            <text:p>500</text:p>
          </table:table-cell>
          <table:table-cell table:number-columns-repeated="3"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AssistMethodType</text:p>
          </table:table-cell>
          <table:table-cell office:value-type="string">
            <text:p>assist</text:p>
          </table:table-cell>
          <table:table-cell office:value-type="string">
            <text:p>integer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AgpsUse</text:p>
          </table:table-cell>
          <table:table-cell office:value-type="string">
            <text:p>assist</text:p>
          </table:table-cell>
          <table:table-cell office:value-type="string">
            <text:p>integer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AgpsServerType</text:p>
          </table:table-cell>
          <table:table-cell office:value-type="string">
            <text:p>assist</text:p>
          </table:table-cell>
          <table:table-cell office:value-type="string">
            <text:p>integer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AgpsServerIp</text:p>
          </table:table-cell>
          <table:table-cell office:value-type="string">
            <text:p>assist</text:p>
          </table:table-cell>
          <table:table-cell office:value-type="string">
            <text:p>integer</text:p>
          </table:table-cell>
          <table:table-cell table:number-columns-repeated="6" office:value-type="float" office:value="3232235555">
            <text:p>3232235555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AgpsMtConf</text:p>
          </table:table-cell>
          <table:table-cell office:value-type="string">
            <text:p>assist</text:p>
          </table:table-cell>
          <table:table-cell office:value-type="string">
            <text:p>integer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AgpsMtResponseType</text:p>
          </table:table-cell>
          <table:table-cell office:value-type="string">
            <text:p>assist</text:p>
          </table:table-cell>
          <table:table-cell office:value-type="string">
            <text:p>integer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CURRENT_CARRIER</text:p>
          </table:table-cell>
          <table:table-cell office:value-type="string">
            <text:p>carrier</text:p>
          </table:table-cell>
          <table:table-cell office:value-type="string">
            <text:p>text</text:p>
          </table:table-cell>
          <table:table-cell table:number-columns-repeated="4" office:value-type="string">
            <text:p>common</text:p>
          </table:table-cell>
          <table:table-cell table:number-columns-repeated="3"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PHONE_TYPE</text:p>
          </table:table-cell>
          <table:table-cell office:value-type="string">
            <text:p>carrier</text:p>
          </table:table-cell>
          <table:table-cell office:value-type="string">
            <text:p>text</text:p>
          </table:table-cell>
          <table:table-cell table:number-columns-repeated="4" office:value-type="string">
            <text:p>UMTS</text:p>
          </table:table-cell>
          <table:table-cell table:number-columns-repeated="3"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DEBUG_LEVEL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SUPL_VER</text:p>
          </table:table-cell>
          <table:table-cell office:value-type="string">
            <text:p>s3_specific</text:p>
          </table:table-cell>
          <table:table-cell office:value-type="string">
            <text:p>text</text:p>
          </table:table-cell>
          <table:table-cell table:number-columns-repeated="4" office:value-type="string">
            <text:p>{null}</text:p>
          </table:table-cell>
          <table:table-cell table:number-columns-repeated="2" office:value-type="string">
            <text:p>0x10000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ERR_ESTIMATE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CAPABILITIES</text:p>
          </table:table-cell>
          <table:table-cell office:value-type="string">
            <text:p>s3_specific</text:p>
          </table:table-cell>
          <table:table-cell office:value-type="string">
            <text:p>text</text:p>
          </table:table-cell>
          <table:table-cell table:number-columns-repeated="4" office:value-type="string">
            <text:p>{null}</text:p>
          </table:table-cell>
          <table:table-cell table:number-columns-repeated="2" office:value-type="string">
            <text:p>0x16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GYRO_BIAS_RANDOM_WALK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table:number-columns-repeated="2" office:value-type="float" office:value="0.00001">
            <text:p>0,00001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SENSOR_ACCEL_BATCHES_PER_SEC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SENSOR_ACCEL_SAMPLES_PER_BATCH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SENSOR_GYRO_BATCHES_PER_SEC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SENSOR_GYRO_SAMPLES_PER_BATCH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SENSOR_ACCEL_BATCHES_PER_SEC_HIGH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SENSOR_ACCEL_SAMPLES_PER_BATCH_HIGH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SENSOR_GYRO_BATCHES_PER_SEC_HIGH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SENSOR_GYRO_SAMPLES_PER_BATCH_HIGH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SENSOR_CONTROL_MODE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SENSOR_USAGE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SENSOR_PROVIDER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QUIPC_ENABLED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ENABLE_WIPER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{null}</text:p>
          </table:table-cell>
          <table:table-cell table:number-columns-repeated="1014"/>
        </table:table-row>
        <table:table-row table:style-name="ro2">
          <table:table-cell office:value-type="string">
            <text:p>LPP_PROFILE</text:p>
          </table:table-cell>
          <table:table-cell office:value-type="string">
            <text:p>s3_specific</text:p>
          </table:table-cell>
          <table:table-cell office:value-type="string">
            <text:p>integer</text:p>
          </table:table-cell>
          <table:table-cell table:number-columns-repeated="4" office:value-type="string">
            <text:p>{null}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{null}</text:p>
          </table:table-cell>
          <table:table-cell table:number-columns-repeated="1014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gps_xtra" table:style-name="ta1">
        <table:table-column table:style-name="co20" table:default-cell-style-name="ce1"/>
        <table:table-column table:style-name="co21" table:default-cell-style-name="ce1"/>
        <table:table-column table:style-name="co15" table:number-columns-repeated="2" table:default-cell-style-name="ce1"/>
        <table:table-column table:style-name="co22" table:default-cell-style-name="ce1"/>
        <table:table-column table:style-name="co11" table:number-columns-repeated="1018" table:default-cell-style-name="ce1"/>
        <table:table-column table:style-name="co11" table:default-cell-style-name="Default"/>
        <table:table-row table:style-name="ro2">
          <table:table-cell office:value-type="string">
            <text:p>ITEMS</text:p>
          </table:table-cell>
          <table:table-cell office:value-type="string">
            <text:p>SECTION</text:p>
          </table:table-cell>
          <table:table-cell office:value-type="string">
            <text:p>DEREK</text:p>
          </table:table-cell>
          <table:table-cell office:value-type="string">
            <text:p>GOOGLE</text:p>
          </table:table-cell>
          <table:table-cell table:number-columns-repeated="1020"/>
        </table:table-row>
        <table:table-row table:style-name="ro2">
          <table:table-cell office:value-type="string">
            <text:p>XTRA_SERVER_3</text:p>
          </table:table-cell>
          <table:table-cell office:value-type="string">
            <text:p>agps</text:p>
          </table:table-cell>
          <table:table-cell office:value-type="string">
            <text:p>http://xtra2.gpsonextra.net/xtra.bin</text:p>
          </table:table-cell>
          <table:table-cell office:value-type="string">
            <text:p>http://xtra4.gpsonextra.net/xtra.bin</text:p>
          </table:table-cell>
          <table:table-cell table:number-columns-repeated="1020"/>
        </table:table-row>
        <table:table-row table:style-name="ro2">
          <table:table-cell office:value-type="string">
            <text:p>XTRA_SERVER_2</text:p>
          </table:table-cell>
          <table:table-cell office:value-type="string">
            <text:p>agps</text:p>
          </table:table-cell>
          <table:table-cell office:value-type="string">
            <text:p>http://xtra3.gpsonextra.net/xtra.bin</text:p>
          </table:table-cell>
          <table:table-cell office:value-type="string">
            <text:p>http://xtra2.gpsonextra.net/xtra.bin</text:p>
          </table:table-cell>
          <table:table-cell table:number-columns-repeated="1020"/>
        </table:table-row>
        <table:table-row table:style-name="ro2">
          <table:table-cell office:value-type="string">
            <text:p>XTRA_SERVER_1</text:p>
          </table:table-cell>
          <table:table-cell office:value-type="string">
            <text:p>agps</text:p>
          </table:table-cell>
          <table:table-cell office:value-type="string">
            <text:p>http://derekgordon.com/gps-files/bin/xtra.bin</text:p>
          </table:table-cell>
          <table:table-cell office:value-type="string">
            <text:p>http://xtra3.gpsonextra.net/xtra.bin</text:p>
          </table:table-cell>
          <table:table-cell table:number-columns-repeated="1020"/>
        </table:table-row>
        <table:table-row table:style-name="ro2">
          <table:table-cell office:value-type="string">
            <text:p>AGPS</text:p>
          </table:table-cell>
          <table:table-cell office:value-type="string">
            <text:p>agps</text:p>
          </table:table-cell>
          <table:table-cell office:value-type="string">
            <text:p>http://derekgordon.com/gps-files/bin/xtra.bin</text:p>
          </table:table-cell>
          <table:table-cell office:value-type="string">
            <text:p>http://xtra3.gpsonextra.net/xtra.bin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pl" table:style-name="ta2">
        <table:table-column table:style-name="co23" table:default-cell-style-name="Default"/>
        <table:table-column table:style-name="co24" table:number-columns-repeated="4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row table:style-name="ro2">
          <table:table-cell office:value-type="string">
            <text:p>ITEM</text:p>
          </table:table-cell>
          <table:table-cell office:value-type="string">
            <text:p>SECTION</text:p>
          </table:table-cell>
          <table:table-cell office:value-type="string">
            <text:p>TYPE</text:p>
          </table:table-cell>
          <table:table-cell office:value-type="string">
            <text:p>Google</text:p>
          </table:table-cell>
          <table:table-cell office:value-type="string">
            <text:p>AT and T</text:p>
          </table:table-cell>
          <table:table-cell office:value-type="string">
            <text:p>Tmobile</text:p>
          </table:table-cell>
          <table:table-cell office:value-type="string">
            <text:p>Sony Ericson</text:p>
          </table:table-cell>
          <table:table-cell office:value-type="string">
            <text:p>LG</text:p>
          </table:table-cell>
          <table:table-cell table:number-columns-repeated="2"/>
        </table:table-row>
        <table:table-row table:style-name="ro2">
          <table:table-cell office:value-type="string">
            <text:p>SUPL_HOST</text:p>
          </table:table-cell>
          <table:table-cell office:value-type="string">
            <text:p>supl</text:p>
          </table:table-cell>
          <table:table-cell office:value-type="string">
            <text:p>text</text:p>
          </table:table-cell>
          <table:table-cell office:value-type="string">
            <text:p>supl.google.com</text:p>
          </table:table-cell>
          <table:table-cell office:value-type="string">
            <text:p>FQDN</text:p>
          </table:table-cell>
          <table:table-cell office:value-type="string">
            <text:p>10.176.29.225</text:p>
          </table:table-cell>
          <table:table-cell office:value-type="string">
            <text:p>supl.sonyericsson.com</text:p>
          </table:table-cell>
          <table:table-cell office:value-type="string">
            <text:p>lge.glpals.com</text:p>
          </table:table-cell>
          <table:table-cell table:number-columns-repeated="2"/>
        </table:table-row>
        <table:table-row table:style-name="ro2">
          <table:table-cell office:value-type="string">
            <text:p>SUPL_PORT</text:p>
          </table:table-cell>
          <table:table-cell office:value-type="string">
            <text:p>supl</text:p>
          </table:table-cell>
          <table:table-cell office:value-type="string">
            <text:p>integer</text:p>
          </table:table-cell>
          <table:table-cell table:number-columns-repeated="2" office:value-type="float" office:value="7276">
            <text:p>7276</text:p>
          </table:table-cell>
          <table:table-cell table:number-columns-repeated="3" office:value-type="float" office:value="7275">
            <text:p>7275</text:p>
          </table:table-cell>
          <table:table-cell table:number-columns-repeated="2"/>
        </table:table-row>
        <table:table-row table:style-name="ro2">
          <table:table-cell office:value-type="string">
            <text:p>SUPL_SECURE_PORT</text:p>
          </table:table-cell>
          <table:table-cell office:value-type="string">
            <text:p>supl</text:p>
          </table:table-cell>
          <table:table-cell office:value-type="string">
            <text:p>integer</text:p>
          </table:table-cell>
          <table:table-cell table:number-columns-repeated="2" office:value-type="float" office:value="7275">
            <text:p>7275</text:p>
          </table:table-cell>
          <table:table-cell table:number-columns-repeated="3" office:value-type="string">
            <text:p>{null}</text:p>
          </table:table-cell>
          <table:table-cell table:number-columns-repeated="2"/>
        </table:table-row>
        <table:table-row table:style-name="ro2">
          <table:table-cell office:value-type="string">
            <text:p>SUPL_NO_SECURE_PORT</text:p>
          </table:table-cell>
          <table:table-cell office:value-type="string">
            <text:p>supl</text:p>
          </table:table-cell>
          <table:table-cell office:value-type="string">
            <text:p>integer</text:p>
          </table:table-cell>
          <table:table-cell table:number-columns-repeated="2" office:value-type="float" office:value="3425">
            <text:p>3425</text:p>
          </table:table-cell>
          <table:table-cell table:number-columns-repeated="3" office:value-type="string">
            <text:p>{null}</text:p>
          </table:table-cell>
          <table:table-cell table:number-columns-repeated="2"/>
        </table:table-row>
        <table:table-row table:style-name="ro2">
          <table:table-cell office:value-type="string">
            <text:p>SUPL_TLS_HOST</text:p>
          </table:table-cell>
          <table:table-cell office:value-type="string">
            <text:p>supl</text:p>
          </table:table-cell>
          <table:table-cell office:value-type="string">
            <text:p>text</text:p>
          </table:table-cell>
          <table:table-cell table:number-columns-repeated="2" office:value-type="string">
            <text:p>FQDN</text:p>
          </table:table-cell>
          <table:table-cell office:value-type="string">
            <text:p>lbs.geo.t-mobile.com</text:p>
          </table:table-cell>
          <table:table-cell table:number-columns-repeated="2" office:value-type="string">
            <text:p>FQDN</text:p>
          </table:table-cell>
          <table:table-cell table:number-columns-repeated="2"/>
        </table:table-row>
        <table:table-row table:style-name="ro2">
          <table:table-cell office:value-type="string">
            <text:p>SUPL_TLS_CERT</text:p>
          </table:table-cell>
          <table:table-cell office:value-type="string">
            <text:p>supl</text:p>
          </table:table-cell>
          <table:table-cell office:value-type="string">
            <text:p>text</text:p>
          </table:table-cell>
          <table:table-cell table:number-columns-repeated="5" office:value-type="string">
            <text:p>/etc/SuplRootCert</text:p>
          </table:table-cell>
          <table:table-cell table:number-columns-repeated="2"/>
        </table:table-row>
        <table:table-row table:style-name="ro2">
          <table:table-cell office:value-type="string">
            <text:p>REPORT_POSITION_USE_SUPL_REFLOC</text:p>
          </table:table-cell>
          <table:table-cell office:value-type="string">
            <text:p>supl</text:p>
          </table:table-cell>
          <table:table-cell office:value-type="string">
            <text:p>integer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POSITION_MODE</text:p>
          </table:table-cell>
          <table:table-cell office:value-type="string">
            <text:p>supl</text:p>
          </table:table-cell>
          <table:table-cell office:value-type="string">
            <text:p>text</text:p>
          </table:table-cell>
          <table:table-cell table:number-columns-repeated="3" office:value-type="string">
            <text:p>{null}</text:p>
          </table:table-cell>
          <table:table-cell table:number-columns-repeated="2" office:value-type="string">
            <text:p>GPS_POSITION_MODE_MS_BASED</text:p>
          </table:table-cell>
          <table:table-cell table:number-columns-repeated="2"/>
        </table:table-row>
        <table:table-row table:style-name="ro2">
          <table:table-cell office:value-type="string">
            <text:p>SLP_MODE</text:p>
          </table:table-cell>
          <table:table-cell office:value-type="string">
            <text:p>supl</text:p>
          </table:table-cell>
          <table:table-cell office:value-type="string">
            <text:p>integer</text:p>
          </table:table-cell>
          <table:table-cell table:number-columns-repeated="3" office:value-type="string">
            <text:p>{null}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pools.A1:pools.C87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5107" number:language="nl" number:country="NL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5107P0"/>
    </number:currency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currency-style style:name="N5106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5">00-00-0000</text:date>, <text:time style:data-style-name="N2" text:time-value="0000-00-00T00:41:0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initial-creator>Berco Bosker</meta:initial-creator>
    <dc:creator>Berco Bosker</dc:creator>
    <meta:creation-date>2013-01-03T12:39:35Z</meta:creation-date>
    <dc:date>2013-03-15T01:01:22</dc:date>
    <meta:editing-cycles>15</meta:editing-cycles>
    <meta:editing-duration>PT1H3M8S</meta:editing-duration>
    <meta:document-statistic meta:table-count="4" meta:cell-count="741" meta:object-count="0"/>
  </office:meta>
</office:document-meta>
</file>